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3">
      <style:text-properties style:font-name="Cambria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1" style:font-name-complex="Times New Roman1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style:font-name-asian="Times New Roman3" style:font-name-complex="Times New Roman3"/>
    </style:style>
    <style:style style:name="T6" style:family="text">
      <style:text-properties style:font-name="Times New Roman3" fo:language="ru" fo:country="RU" style:font-name-asian="Times New Roman3" style:font-name-complex="Times New Roman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951cm" svg:height="0.9cm" draw:z-index="0"><draw:image xlink:href="../../odt/images/3060.png" xlink:type="simple" xlink:show="embed" xlink:actuate="onLoad"/></draw:frame></text:p>
          </table:table-cell>
          <table:table-cell table:style-name="Таблица1.B1" office:value-type="string">
            <text:h text:style-name="P2" text:outline-level="1">ФЗН (формирование зоны нечувствительности)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5">| векторизован | <text:span text:style-name="T2">C-</text:span>код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1.69cm" svg:height="1.221cm" draw:z-index="1"><draw:image xlink:href="../../odt/images/3060_in_scheme.png" xlink:type="simple" xlink:show="embed" xlink:actuate="onLoad"/></draw:frame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5"><text:span text:style-name="T1">Блок реализует алгоритм линейного звена с коэффициентом усиления равным 1 и</text:span><text:span text:style-name="T3"> </text:span><text:span text:style-name="T1">зоной нечувствительности, задаваемой в параметрах блока.</text:span></text:p>
            <text:p text:style-name="P5"><text:span text:style-name="T4">Блок представляет собой субмодель. Для того чтобы посмотреть структуру алгоритма – нажмите правой кнопкой «Действия» </text:span><text:span text:style-name="T5">→</text:span><text:span text:style-name="T4"> «Войти в субмодель»:</text:span></text:p>
            <text:p text:style-name="P6"><draw:frame draw:style-name="fr1" draw:name="Графический объект3" text:anchor-type="as-char" svg:width="11.7cm" svg:height="2.78cm" draw:z-index="2"><draw:image xlink:href="../../odt/images/3060_submodel.png" xlink:type="simple" xlink:show="embed" xlink:actuate="onLoad"/></draw:frame></text:p>
            <text:p text:style-name="P5"><text:span text:style-name="T9">Свойства</text:span>:</text:p>
            <text:list xml:id="list4950097826376481134" text:style-name="L1">
              <text:list-item>
                <text:p text:style-name="P7">Зона нечувствительности — абсолютная величина верхней и нижней границы переключения для блока «Релейное с зоной нечувствительности».</text:p>
              </text:list-item>
              <text:list-item>
                <text:p text:style-name="P7">Зона возврата — величина зоны возврата для верхней и нижней границ переключения.</text:p>
              </text:list-item>
            </text:list>
            <text:p text:style-name="P5"><text:span text:style-name="T7">Входные сигналы</text:span>:</text:p>
            <text:list xml:id="list6640167520760945138" text:style-name="L2">
              <text:list-item>
                <text:p text:style-name="P8">Вход — входной сигнал блока.</text:p>
              </text:list-item>
            </text:list>
            <text:p text:style-name="P5"><text:span text:style-name="T7">Выходной сигнал</text:span>:</text:p>
            <text:list xml:id="list2140543992088184251" text:style-name="L3">
              <text:list-item>
                <text:p text:style-name="P9">Выход — равен входному сигналу, если он выходит за пределы зоны нечувствительности (с учетом зоны возврата). Равен 0, если входной сигнал лежит в пределах зоны нечувствительност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ЗН (формирование зоны нечувствительности)</dc:title>
    <dc:date>2014-12-01T18:48:28.27</dc:date>
    <meta:generator>OpenOffice/4.1.1$Win32 OpenOffice.org_project/411m6$Build-9775</meta:generator>
    <meta:editing-duration>PT3H23M1S</meta:editing-duration>
    <meta:editing-cycles>72</meta:editing-cycles>
    <meta:document-statistic meta:table-count="1" meta:image-count="3" meta:object-count="0" meta:page-count="1" meta:paragraph-count="16" meta:word-count="117" meta:character-count="821"/>
  </office:meta>
</office:document-meta>
</file>